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loring Casino-Style Blackjack using the Monte Carlo Tree Search Method</text:p>
      <text:p text:style-name="P1">by Jonathan Collisn</text:p>
      <text:p text:style-name="Standard"/>
      <text:p text:style-name="Standard">Abstract: Monte Carlo Tree Search (MCTS) is an algorithm that enabled improvements in game playing to be made in games with large and often complex game states, such as Go. The algorithm is frequently used to study perfect information games, allowing the algorithm to be optimized to such games using variance pruning techniques. This paper explores the usefulness of MCTS in the hidden information game, blackjack, by comparing it to the performance of a well known approach to solving the game space, basic strategy, when both strategies are applied with basic casino-style rules such as varying numbers of decks as well as automated shuffling. This paper finds that the MCTS agent was able to perform nearly as well as the basic strategy agents and may be able to match performance in future 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6H11M57S</meta:editing-duration>
    <meta:editing-cycles>11</meta:editing-cycles>
    <meta:generator>OpenOffice/4.0.1$Win32 OpenOffice.org_project/401m5$Build-9714</meta:generator>
    <dc:date>2015-07-07T11:59:55.28</dc:date>
    <dc:creator>Jon Collins</dc:creator>
    <meta:document-statistic meta:table-count="0" meta:image-count="0" meta:object-count="0" meta:page-count="1" meta:paragraph-count="3" meta:word-count="146" meta:character-count="892"/>
    <meta:user-defined meta:name="Info 1"/>
    <meta:user-defined meta:name="Info 2"/>
    <meta:user-defined meta:name="Info 3"/>
    <meta:user-defined meta:name="Info 4"/>
  </office:meta>
</office:document-meta>
</file>